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ole-draw-aspect="1"/>
    </style:style>
  </office:automatic-styles>
  <office:body>
    <office:spreadsheet>
      <table:table table:name="Laptop" table:style-name="ta1">
        <table:shapes>
          <draw:frame draw:z-index="0" draw:style-name="gr1" svg:width="10.3413in" svg:height="4.422in" svg:x="0.9213in" svg:y="2.3213in">
            <draw:object draw:notify-on-update-of-ranges="Laptop.B5:Laptop.B9 Laptop.C4:Laptop.C4 Laptop.C5:Laptop.C9 Laptop.B5:Laptop.B9 Laptop.D4:Laptop.D4 Laptop.D5:Laptop.D9 Laptop.B5:Laptop.B9 Laptop.E4:Laptop.E4 Laptop.E5:Laptop.E9 Laptop.B5:Laptop.B9 Laptop.F4:Laptop.F4 Laptop.F5:Laptop.F9 Laptop.B5:Laptop.B9 Laptop.G4:Laptop.G4 Laptop.G5:Laptop.G9 Laptop.B5:Laptop.B9 Laptop.H4:Laptop.H4 Laptop.H5:Laptop.H9 Laptop.B5:Laptop.B9 Laptop.I4:Laptop.I4 Laptop.I5:Laptop.I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Quad Core 2.2 Ghz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Serial</text:p>
          </table:table-cell>
          <table:table-cell office:value-type="string">
            <text:p>Parallel #1</text:p>
          </table:table-cell>
          <table:table-cell office:value-type="string">
            <text:p>Parallel #2 (chunk size = 64)</text:p>
          </table:table-cell>
          <table:table-cell office:value-type="string">
            <text:p>Parallel #2 (chunk size = 32)</text:p>
          </table:table-cell>
          <table:table-cell office:value-type="string">
            <text:p>Parallel #2 (chunk size = 128)</text:p>
          </table:table-cell>
          <table:table-cell office:value-type="string">
            <text:p>Parallel #2 (static)</text:p>
          </table:table-cell>
          <table:table-cell office:value-type="string">
            <text:p>Parallel #2 (dynamic – no chunk size specified)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1.285383">
            <text:p>1.285383</text:p>
          </table:table-cell>
          <table:table-cell office:value-type="float" office:value="3.397761">
            <text:p>3.397761</text:p>
          </table:table-cell>
          <table:table-cell office:value-type="float" office:value="1.397191">
            <text:p>1.397191</text:p>
          </table:table-cell>
          <table:table-cell office:value-type="float" office:value="1.397512">
            <text:p>1.397512</text:p>
          </table:table-cell>
          <table:table-cell office:value-type="float" office:value="1.394449">
            <text:p>1.394449</text:p>
          </table:table-cell>
          <table:table-cell office:value-type="float" office:value="1.472911">
            <text:p>1.472911</text:p>
          </table:table-cell>
          <table:table-cell office:value-type="float" office:value="1.45653">
            <text:p>1.45653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.285383">
            <text:p>1.285383</text:p>
          </table:table-cell>
          <table:table-cell office:value-type="float" office:value="2.890063">
            <text:p>2.890063</text:p>
          </table:table-cell>
          <table:table-cell office:value-type="float" office:value="0.863034">
            <text:p>0.863034</text:p>
          </table:table-cell>
          <table:table-cell office:value-type="float" office:value="0.868757">
            <text:p>0.868757</text:p>
          </table:table-cell>
          <table:table-cell office:value-type="float" office:value="0.862777">
            <text:p>0.862777</text:p>
          </table:table-cell>
          <table:table-cell office:value-type="float" office:value="0.889294">
            <text:p>0.889294</text:p>
          </table:table-cell>
          <table:table-cell office:value-type="float" office:value="1.106021">
            <text:p>1.10602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.285383">
            <text:p>1.285383</text:p>
          </table:table-cell>
          <table:table-cell office:value-type="float" office:value="1.480786">
            <text:p>1.480786</text:p>
          </table:table-cell>
          <table:table-cell office:value-type="float" office:value="0.56305">
            <text:p>0.56305</text:p>
          </table:table-cell>
          <table:table-cell office:value-type="float" office:value="0.578404">
            <text:p>0.578404</text:p>
          </table:table-cell>
          <table:table-cell office:value-type="float" office:value="0.567228">
            <text:p>0.567228</text:p>
          </table:table-cell>
          <table:table-cell office:value-type="float" office:value="0.604181">
            <text:p>0.604181</text:p>
          </table:table-cell>
          <table:table-cell office:value-type="float" office:value="0.893026">
            <text:p>0.893026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.285383">
            <text:p>1.285383</text:p>
          </table:table-cell>
          <table:table-cell office:value-type="float" office:value="1.766233">
            <text:p>1.766233</text:p>
          </table:table-cell>
          <table:table-cell office:value-type="float" office:value="0.598228">
            <text:p>0.598228</text:p>
          </table:table-cell>
          <table:table-cell office:value-type="float" office:value="0.614015">
            <text:p>0.614015</text:p>
          </table:table-cell>
          <table:table-cell office:value-type="float" office:value="0.596496">
            <text:p>0.596496</text:p>
          </table:table-cell>
          <table:table-cell office:value-type="float" office:value="0.901503">
            <text:p>0.901503</text:p>
          </table:table-cell>
          <table:table-cell office:value-type="float" office:value="0.903114">
            <text:p>0.903114</text:p>
          </table:table-cell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1.285383">
            <text:p>1.285383</text:p>
          </table:table-cell>
          <table:table-cell office:value-type="float" office:value="1.824249">
            <text:p>1.824249</text:p>
          </table:table-cell>
          <table:table-cell office:value-type="float" office:value="0.614224">
            <text:p>0.614224</text:p>
          </table:table-cell>
          <table:table-cell office:value-type="float" office:value="0.626641">
            <text:p>0.626641</text:p>
          </table:table-cell>
          <table:table-cell office:value-type="float" office:value="0.636523">
            <text:p>0.636523</text:p>
          </table:table-cell>
          <table:table-cell office:value-type="float" office:value="0.926263">
            <text:p>0.926263</text:p>
          </table:table-cell>
          <table:table-cell office:value-type="float" office:value="0.926881">
            <text:p>0.926881</text:p>
          </table:table-cell>
        </table:table-row>
        <table:table-row table:style-name="ro3" table:number-rows-repeated="104856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upercomputer" table:style-name="ta1">
        <table:shapes>
          <draw:frame draw:z-index="0" draw:style-name="gr1" svg:width="9.0697in" svg:height="4.0051in" svg:x="0.8815in" svg:y="2.9598in">
            <draw:object draw:notify-on-update-of-ranges="Supercomputer.B4:Supercomputer.B4 Supercomputer.B5:Supercomputer.B10 Supercomputer.C4:Supercomputer.C4 Supercomputer.C5:Supercomputer.C10 Supercomputer.B4:Supercomputer.B4 Supercomputer.B5:Supercomputer.B10 Supercomputer.D4:Supercomputer.D4 Supercomputer.D5:Supercomputer.D10 Supercomputer.B4:Supercomputer.B4 Supercomputer.B5:Supercomputer.B10 Supercomputer.E4:Supercomputer.E4 Supercomputer.E5:Supercomputer.E10 Supercomputer.B4:Supercomputer.B4 Supercomputer.B5:Supercomputer.B10 Supercomputer.F4:Supercomputer.F4 Supercomputer.F5:Supercomputer.F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Supercomputer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/>
          <table:table-cell office:value-type="string">
            <text:p>Serial</text:p>
          </table:table-cell>
          <table:table-cell office:value-type="string">
            <text:p>Parallel #1</text:p>
          </table:table-cell>
          <table:table-cell office:value-type="string">
            <text:p>Parallel #2 (chunk size = 64)</text:p>
          </table:table-cell>
          <table:table-cell office:value-type="string">
            <text:p>Parallel #3 (chunk size = 64)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0.932814">
            <text:p>0.932814</text:p>
          </table:table-cell>
          <table:table-cell office:value-type="float" office:value="1.274618">
            <text:p>1.274618</text:p>
          </table:table-cell>
          <table:table-cell office:value-type="float" office:value="0.50499">
            <text:p>0.50499</text:p>
          </table:table-cell>
          <table:table-cell office:value-type="float" office:value="0.25775">
            <text:p>0.25775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0.932814">
            <text:p>0.932814</text:p>
          </table:table-cell>
          <table:table-cell office:value-type="float" office:value="0.794861">
            <text:p>0.794861</text:p>
          </table:table-cell>
          <table:table-cell office:value-type="float" office:value="0.449108">
            <text:p>0.449108</text:p>
          </table:table-cell>
          <table:table-cell office:value-type="float" office:value="0.155408">
            <text:p>0.155408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0.932814">
            <text:p>0.932814</text:p>
          </table:table-cell>
          <table:table-cell office:value-type="float" office:value="0.408668">
            <text:p>0.408668</text:p>
          </table:table-cell>
          <table:table-cell office:value-type="float" office:value="0.325909">
            <text:p>0.325909</text:p>
          </table:table-cell>
          <table:table-cell office:value-type="float" office:value="0.101373">
            <text:p>0.10137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0.932814">
            <text:p>0.932814</text:p>
          </table:table-cell>
          <table:table-cell office:value-type="float" office:value="0.221275">
            <text:p>0.221275</text:p>
          </table:table-cell>
          <table:table-cell office:value-type="float" office:value="0.20987">
            <text:p>0.20987</text:p>
          </table:table-cell>
          <table:table-cell office:value-type="float" office:value="0.073163">
            <text:p>0.07316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0.932814">
            <text:p>0.932814</text:p>
          </table:table-cell>
          <table:table-cell office:value-type="float" office:value="0.345507">
            <text:p>0.345507</text:p>
          </table:table-cell>
          <table:table-cell office:value-type="float" office:value="0.174682">
            <text:p>0.174682</text:p>
          </table:table-cell>
          <table:table-cell office:value-type="float" office:value="0.077779">
            <text:p>0.077779</text:p>
          </table:table-cell>
          <table:table-cell table:number-columns-repeated="1018"/>
        </table:table-row>
        <table:table-row table:style-name="ro3">
          <table:table-cell table:style-name="ce1"/>
          <table:table-cell table:style-name="ce1" office:value-type="float" office:value="16">
            <text:p>16</text:p>
          </table:table-cell>
          <table:table-cell table:style-name="ce1" office:value-type="float" office:value="0.932814">
            <text:p>0.932814</text:p>
          </table:table-cell>
          <table:table-cell table:style-name="ce1" office:value-type="float" office:value="0.436208">
            <text:p>0.436208</text:p>
          </table:table-cell>
          <table:table-cell table:style-name="ce1" office:value-type="float" office:value="0.147488">
            <text:p>0.147488</text:p>
          </table:table-cell>
          <table:table-cell table:style-name="ce1" office:value-type="float" office:value="0.295904">
            <text:p>0.295904</text:p>
          </table:table-cell>
          <table:table-cell/>
          <table:table-cell table:style-name="ce1" table:number-columns-repeated="1017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</meta:initial-creator>
    <meta:creation-date>2014-01-17T15:11:32</meta:creation-date>
    <dc:date>2014-01-17T17:33:27</dc:date>
    <dc:creator>V </dc:creator>
    <meta:editing-duration>PT1H43M39S</meta:editing-duration>
    <meta:editing-cycles>5</meta:editing-cycles>
    <meta:generator>LibreOffice/3.5$Linux_X86_64 LibreOffice_project/350m1$Build-2</meta:generator>
    <meta:document-statistic meta:table-count="3" meta:cell-count="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268cm" svg:height="11.233cm" xlink:href=".." xlink:type="simple" chart:class="chart:scatter" chart:style-name="ch1">
        <chart:title svg:x="20.634cm" svg:y="1.934cm" chart:style-name="ch2">
          <text:p>Figure 1</text:p>
        </chart:title>
        <chart:subtitle svg:x="19.869cm" svg:y="2.674cm" chart:style-name="ch3">
          <text:p>Quad Core 2.2 Ghz</text:p>
        </chart:subtitle>
        <chart:legend chart:legend-position="end" svg:x="17.674cm" svg:y="3.823cm" style:legend-expansion="high" chart:style-name="ch4"/>
        <chart:plot-area chart:style-name="ch5" table:cell-range-address="Laptop.B5:Laptop.I9 Laptop.C4:Laptop.I4" chart:data-source-has-labels="row" svg:x="0.874cm" svg:y="0.093cm" svg:width="16.969cm" svg:height="10.689cm">
          <chartooo:coordinate-region svg:x="1.601cm" svg:y="0.292cm" svg:width="16.055cm" svg:height="9.843cm"/>
          <chart:axis chart:dimension="x" chart:name="primary-x" chart:style-name="ch6">
            <chart:title svg:x="8.309cm" svg:y="10.673cm" chart:style-name="ch7">
              <text:p>Thread Count</text:p>
            </chart:title>
          </chart:axis>
          <chart:axis chart:dimension="y" chart:name="primary-y" chart:style-name="ch6">
            <chart:title svg:x="0cm" svg:y="6.248cm" chart:style-name="ch8">
              <text:p>Time (sec)</text:p>
            </chart:title>
            <chart:grid chart:style-name="ch9" chart:class="major"/>
          </chart:axis>
          <chart:series chart:style-name="ch10" chart:values-cell-range-address="Laptop.C5:Laptop.C9" chart:label-cell-address="Laptop.C4:Laptop.C4" chart:class="chart:scatter">
            <chart:domain table:cell-range-address="Laptop.B5:Laptop.B9"/>
            <chart:data-point chart:repeated="5"/>
          </chart:series>
          <chart:series chart:style-name="ch11" chart:values-cell-range-address="Laptop.D5:Laptop.D9" chart:label-cell-address="Laptop.D4:Laptop.D4" chart:class="chart:scatter">
            <chart:data-point chart:repeated="5"/>
          </chart:series>
          <chart:series chart:style-name="ch12" chart:values-cell-range-address="Laptop.E5:Laptop.E9" chart:label-cell-address="Laptop.E4:Laptop.E4" chart:class="chart:scatter">
            <chart:data-point chart:repeated="5"/>
          </chart:series>
          <chart:series chart:style-name="ch13" chart:values-cell-range-address="Laptop.F5:Laptop.F9" chart:label-cell-address="Laptop.F4:Laptop.F4" chart:class="chart:scatter">
            <chart:data-point chart:repeated="5"/>
          </chart:series>
          <chart:series chart:style-name="ch14" chart:values-cell-range-address="Laptop.G5:Laptop.G9" chart:label-cell-address="Laptop.G4:Laptop.G4" chart:class="chart:scatter">
            <chart:data-point chart:repeated="5"/>
          </chart:series>
          <chart:series chart:style-name="ch15" chart:values-cell-range-address="Laptop.H5:Laptop.H9" chart:label-cell-address="Laptop.H4:Laptop.H4" chart:class="chart:scatter">
            <chart:data-point chart:repeated="5"/>
          </chart:series>
          <chart:series chart:style-name="ch16" chart:values-cell-range-address="Laptop.I5:Laptop.I9" chart:label-cell-address="Laptop.I4:Laptop.I4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ial</text:p>
                <draw:g>
                  <svg:desc>Laptop.C4:Laptop.C4</svg:desc>
                </draw:g>
              </table:table-cell>
              <table:table-cell office:value-type="string">
                <text:p>Parallel #1</text:p>
                <draw:g>
                  <svg:desc>Laptop.D4:Laptop.D4</svg:desc>
                </draw:g>
              </table:table-cell>
              <table:table-cell office:value-type="string">
                <text:p>Parallel #2 (chunk size = 64)</text:p>
                <draw:g>
                  <svg:desc>Laptop.E4:Laptop.E4</svg:desc>
                </draw:g>
              </table:table-cell>
              <table:table-cell office:value-type="string">
                <text:p>Parallel #2 (chunk size = 32)</text:p>
                <draw:g>
                  <svg:desc>Laptop.F4:Laptop.F4</svg:desc>
                </draw:g>
              </table:table-cell>
              <table:table-cell office:value-type="string">
                <text:p>Parallel #2 (chunk size = 128)</text:p>
                <draw:g>
                  <svg:desc>Laptop.G4:Laptop.G4</svg:desc>
                </draw:g>
              </table:table-cell>
              <table:table-cell office:value-type="string">
                <text:p>Parallel #2 (static)</text:p>
                <draw:g>
                  <svg:desc>Laptop.H4:Laptop.H4</svg:desc>
                </draw:g>
              </table:table-cell>
              <table:table-cell office:value-type="string">
                <text:p>Parallel #2 (dynamic – no chunk size specified)</text:p>
                <draw:g>
                  <svg:desc>Laptop.I4:Laptop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aptop.B5:Laptop.B9</svg:desc>
                </draw:g>
              </table:table-cell>
              <table:table-cell office:value-type="float" office:value="1.285383">
                <text:p>1.285383</text:p>
                <draw:g>
                  <svg:desc>Laptop.C5:Laptop.C9</svg:desc>
                </draw:g>
              </table:table-cell>
              <table:table-cell office:value-type="float" office:value="3.397761">
                <text:p>3.397761</text:p>
                <draw:g>
                  <svg:desc>Laptop.D5:Laptop.D9</svg:desc>
                </draw:g>
              </table:table-cell>
              <table:table-cell office:value-type="float" office:value="1.397191">
                <text:p>1.397191</text:p>
                <draw:g>
                  <svg:desc>Laptop.E5:Laptop.E9</svg:desc>
                </draw:g>
              </table:table-cell>
              <table:table-cell office:value-type="float" office:value="1.397512">
                <text:p>1.397512</text:p>
                <draw:g>
                  <svg:desc>Laptop.F5:Laptop.F9</svg:desc>
                </draw:g>
              </table:table-cell>
              <table:table-cell office:value-type="float" office:value="1.394449">
                <text:p>1.394449</text:p>
                <draw:g>
                  <svg:desc>Laptop.G5:Laptop.G9</svg:desc>
                </draw:g>
              </table:table-cell>
              <table:table-cell office:value-type="float" office:value="1.472911">
                <text:p>1.472911</text:p>
                <draw:g>
                  <svg:desc>Laptop.H5:Laptop.H9</svg:desc>
                </draw:g>
              </table:table-cell>
              <table:table-cell office:value-type="float" office:value="1.45653">
                <text:p>1.45653</text:p>
                <draw:g>
                  <svg:desc>Laptop.I5:Laptop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85383">
                <text:p>1.285383</text:p>
              </table:table-cell>
              <table:table-cell office:value-type="float" office:value="2.890063">
                <text:p>2.890063</text:p>
              </table:table-cell>
              <table:table-cell office:value-type="float" office:value="0.863034">
                <text:p>0.863034</text:p>
              </table:table-cell>
              <table:table-cell office:value-type="float" office:value="0.868757">
                <text:p>0.868757</text:p>
              </table:table-cell>
              <table:table-cell office:value-type="float" office:value="0.862777">
                <text:p>0.862777</text:p>
              </table:table-cell>
              <table:table-cell office:value-type="float" office:value="0.889294">
                <text:p>0.889294</text:p>
              </table:table-cell>
              <table:table-cell office:value-type="float" office:value="1.106021">
                <text:p>1.106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285383">
                <text:p>1.285383</text:p>
              </table:table-cell>
              <table:table-cell office:value-type="float" office:value="1.480786">
                <text:p>1.480786</text:p>
              </table:table-cell>
              <table:table-cell office:value-type="float" office:value="0.56305">
                <text:p>0.56305</text:p>
              </table:table-cell>
              <table:table-cell office:value-type="float" office:value="0.578404">
                <text:p>0.578404</text:p>
              </table:table-cell>
              <table:table-cell office:value-type="float" office:value="0.567228">
                <text:p>0.567228</text:p>
              </table:table-cell>
              <table:table-cell office:value-type="float" office:value="0.604181">
                <text:p>0.604181</text:p>
              </table:table-cell>
              <table:table-cell office:value-type="float" office:value="0.893026">
                <text:p>0.893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285383">
                <text:p>1.285383</text:p>
              </table:table-cell>
              <table:table-cell office:value-type="float" office:value="1.766233">
                <text:p>1.766233</text:p>
              </table:table-cell>
              <table:table-cell office:value-type="float" office:value="0.598228">
                <text:p>0.598228</text:p>
              </table:table-cell>
              <table:table-cell office:value-type="float" office:value="0.614015">
                <text:p>0.614015</text:p>
              </table:table-cell>
              <table:table-cell office:value-type="float" office:value="0.596496">
                <text:p>0.596496</text:p>
              </table:table-cell>
              <table:table-cell office:value-type="float" office:value="0.901503">
                <text:p>0.901503</text:p>
              </table:table-cell>
              <table:table-cell office:value-type="float" office:value="0.903114">
                <text:p>0.903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285383">
                <text:p>1.285383</text:p>
              </table:table-cell>
              <table:table-cell office:value-type="float" office:value="1.824249">
                <text:p>1.824249</text:p>
              </table:table-cell>
              <table:table-cell office:value-type="float" office:value="0.614224">
                <text:p>0.614224</text:p>
              </table:table-cell>
              <table:table-cell office:value-type="float" office:value="0.626641">
                <text:p>0.626641</text:p>
              </table:table-cell>
              <table:table-cell office:value-type="float" office:value="0.636523">
                <text:p>0.636523</text:p>
              </table:table-cell>
              <table:table-cell office:value-type="float" office:value="0.926263">
                <text:p>0.926263</text:p>
              </table:table-cell>
              <table:table-cell office:value-type="float" office:value="0.926881">
                <text:p>0.9268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038cm" svg:height="10.174cm" xlink:href=".." xlink:type="simple" chart:class="chart:scatter" chart:style-name="ch1">
        <chart:title svg:x="19.539cm" svg:y="2.052cm" chart:style-name="ch2">
          <text:p>Figure 2</text:p>
        </chart:title>
        <chart:subtitle svg:x="19.023cm" svg:y="2.979cm" chart:style-name="ch3">
          <text:p>Supercomputer</text:p>
        </chart:subtitle>
        <chart:legend chart:legend-position="end" svg:x="17.302cm" svg:y="4.041cm" style:legend-expansion="high" chart:style-name="ch4"/>
        <chart:plot-area chart:style-name="ch5" table:cell-range-address="Supercomputer.B4:Supercomputer.F10" chart:data-source-has-labels="row" svg:x="0.622cm" svg:y="-0.054cm" svg:width="17.477cm" svg:height="9.959cm">
          <chartooo:coordinate-region svg:x="1.349cm" svg:y="0.145cm" svg:width="16.563cm" svg:height="9.113cm"/>
          <chart:axis chart:dimension="x" chart:name="primary-x" chart:style-name="ch6">
            <chart:title svg:x="8.311cm" svg:y="9.614cm" chart:style-name="ch7">
              <text:p>Thread Count</text:p>
            </chart:title>
          </chart:axis>
          <chart:axis chart:dimension="y" chart:name="primary-y" chart:style-name="ch6">
            <chart:title svg:x="0cm" svg:y="5.736cm" chart:style-name="ch8">
              <text:p>Time (sec)</text:p>
            </chart:title>
            <chart:grid chart:style-name="ch9" chart:class="major"/>
          </chart:axis>
          <chart:series chart:style-name="ch10" chart:values-cell-range-address="Supercomputer.C5:Supercomputer.C10" chart:label-cell-address="Supercomputer.C4:Supercomputer.C4" chart:class="chart:scatter">
            <chart:domain table:cell-range-address="Supercomputer.B5:Supercomputer.B10"/>
            <chart:data-point chart:repeated="6"/>
          </chart:series>
          <chart:series chart:style-name="ch11" chart:values-cell-range-address="Supercomputer.D5:Supercomputer.D10" chart:label-cell-address="Supercomputer.D4:Supercomputer.D4" chart:class="chart:scatter">
            <chart:data-point chart:repeated="6"/>
          </chart:series>
          <chart:series chart:style-name="ch12" chart:values-cell-range-address="Supercomputer.E5:Supercomputer.E10" chart:label-cell-address="Supercomputer.E4:Supercomputer.E4" chart:class="chart:scatter">
            <chart:data-point chart:repeated="6"/>
          </chart:series>
          <chart:series chart:style-name="ch13" chart:values-cell-range-address="Supercomputer.F5:Supercomputer.F10" chart:label-cell-address="Supercomputer.F4:Supercomputer.F4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ial</text:p>
                <draw:g>
                  <svg:desc>Supercomputer.C4:Supercomputer.C4</svg:desc>
                </draw:g>
              </table:table-cell>
              <table:table-cell office:value-type="string">
                <text:p>Parallel #1</text:p>
                <draw:g>
                  <svg:desc>Supercomputer.D4:Supercomputer.D4</svg:desc>
                </draw:g>
              </table:table-cell>
              <table:table-cell office:value-type="string">
                <text:p>Parallel #2 (chunk size = 64)</text:p>
                <draw:g>
                  <svg:desc>Supercomputer.E4:Supercomputer.E4</svg:desc>
                </draw:g>
              </table:table-cell>
              <table:table-cell office:value-type="string">
                <text:p>Parallel #3 (chunk size = 64)</text:p>
                <draw:g>
                  <svg:desc>Supercomputer.F4:Supercomputer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upercomputer.B5:Supercomputer.B10</svg:desc>
                </draw:g>
              </table:table-cell>
              <table:table-cell office:value-type="float" office:value="0.932814">
                <text:p>0.932814</text:p>
                <draw:g>
                  <svg:desc>Supercomputer.C5:Supercomputer.C10</svg:desc>
                </draw:g>
              </table:table-cell>
              <table:table-cell office:value-type="float" office:value="1.274618">
                <text:p>1.274618</text:p>
                <draw:g>
                  <svg:desc>Supercomputer.D5:Supercomputer.D10</svg:desc>
                </draw:g>
              </table:table-cell>
              <table:table-cell office:value-type="float" office:value="0.50499">
                <text:p>0.50499</text:p>
                <draw:g>
                  <svg:desc>Supercomputer.E5:Supercomputer.E10</svg:desc>
                </draw:g>
              </table:table-cell>
              <table:table-cell office:value-type="float" office:value="0.25775">
                <text:p>0.25775</text:p>
                <draw:g>
                  <svg:desc>Supercomputer.F5:Supercomputer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32814">
                <text:p>0.932814</text:p>
              </table:table-cell>
              <table:table-cell office:value-type="float" office:value="0.794861">
                <text:p>0.794861</text:p>
              </table:table-cell>
              <table:table-cell office:value-type="float" office:value="0.449108">
                <text:p>0.449108</text:p>
              </table:table-cell>
              <table:table-cell office:value-type="float" office:value="0.155408">
                <text:p>0.1554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2814">
                <text:p>0.932814</text:p>
              </table:table-cell>
              <table:table-cell office:value-type="float" office:value="0.408668">
                <text:p>0.408668</text:p>
              </table:table-cell>
              <table:table-cell office:value-type="float" office:value="0.325909">
                <text:p>0.325909</text:p>
              </table:table-cell>
              <table:table-cell office:value-type="float" office:value="0.101373">
                <text:p>0.101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32814">
                <text:p>0.932814</text:p>
              </table:table-cell>
              <table:table-cell office:value-type="float" office:value="0.221275">
                <text:p>0.221275</text:p>
              </table:table-cell>
              <table:table-cell office:value-type="float" office:value="0.20987">
                <text:p>0.20987</text:p>
              </table:table-cell>
              <table:table-cell office:value-type="float" office:value="0.073163">
                <text:p>0.073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932814">
                <text:p>0.932814</text:p>
              </table:table-cell>
              <table:table-cell office:value-type="float" office:value="0.345507">
                <text:p>0.345507</text:p>
              </table:table-cell>
              <table:table-cell office:value-type="float" office:value="0.174682">
                <text:p>0.174682</text:p>
              </table:table-cell>
              <table:table-cell office:value-type="float" office:value="0.077779">
                <text:p>0.077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932814">
                <text:p>0.932814</text:p>
              </table:table-cell>
              <table:table-cell office:value-type="float" office:value="0.436208">
                <text:p>0.436208</text:p>
              </table:table-cell>
              <table:table-cell office:value-type="float" office:value="0.147488">
                <text:p>0.147488</text:p>
              </table:table-cell>
              <table:table-cell office:value-type="float" office:value="0.295904">
                <text:p>0.2959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